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cent-van-gogh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string" calcext:value-type="string">
            <text:p>rembrandt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paul-cezanne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pierre-auguste-renoir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ivan-aivazovsky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boris-kustodiev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albrecht-durer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john-singer-sargent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nicholas-roerich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marc-chagall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gustave-dore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pyotr-konchalovsky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martiros-saryan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claude-monet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ivan-shishkin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pablo-picass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aphael-kirchner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ilya-repin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eugene-boudin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salvador-dal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dgar-degas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childe-hassam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amille-pissarro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hieronymus-bosch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theodor-severin-kittelse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eonardo-da-vinci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jose-gutierrez-solan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lyfford-stil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ohn-french-sloan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tagawa-kunisad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ikolaos-lytra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rad-marca-relli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urice-quentin-de-la-tour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william-adolphe-bouguereau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rnelis-springer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race-cossington-smit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ittore-carpacci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ladimir-borovikovsky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anos-mattis-teutsch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illiam-scot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kseli-gallen-kallel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elbert-cuy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nayiotis-tets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mon-logh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oachim-patini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douard-cortes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heodoros-stamo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am-francis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martin-johnson-head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nolo-bronzino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juan-gri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lucas-cranach-the-elder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paul-gauguin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konstantin-makovsky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gon-schiele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jacob-isaakszoon-van-ruisdae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omas-eakins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george-luk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inturicchi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iero-della-francesc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ustave-moreau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francisco-goy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winston-churchill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alasse-tin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james-enso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osso-doss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illard-metcalf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althu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dvard-munch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jean-francois-mille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aravaggi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hristen-kobk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ard-terborch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nri-matisse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fra-angelico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maxime-maufr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jan-matejko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mark-rothk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onstantinos-partheni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walter-battis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stislav-dobuzhinsky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franklin-carmicha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dward-hopper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iosif-ise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lfred-sisley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william-james-glacken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ogata-gekk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ohn-william-waterhou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rank-stell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rice-marden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ary-cassatt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gustave-loiseau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richard-pousette-dar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rnando-boter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lyonel-feininger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alph-rosenbor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inaida-serebriakova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john-ferre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ul-jenkin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georges-seurat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isaac-levitan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joaquã­n-soro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francis-picab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skar-kokoschk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jacek-malczewski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enjamin-wes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vasily-sadovniko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rank-auerbach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iorgion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aroly-ferencz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rthe-morisot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paolo-uccell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aul-feeley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onstantin-bogaevsky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thomas-col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ndy-warhol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john-cro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rkhip-kuindzhi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lovis-corinth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iko-pirosmani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james-tissot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karl-bodmer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ilton-aver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vasily-polenov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pieter-wenni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alentin-serov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gerard-fromang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eodore-rousseau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karl-schra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hilip-de-lasz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rl-larsson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armigianin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enozzo-gozzoli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icolae-tonitz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ietro-perugino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lorenzo-lotto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ohn-everett-millai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nabu-mab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asile-dobria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ierre-bonnard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braham-manievich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lphonse-much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grã©goire-michonz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rdinand-hodler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jan-stee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barnett-newma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artolome-esteban-murillo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max-kurzwei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ovanni-boldini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fairfield-porte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enri-martin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helen-frankenthaler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hronis-botsoglou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stav-klimt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rancisco-de-zurbara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heodor-pallady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ino-pinelli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illiam-blak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gregoire-boonzaier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eon-bonna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sily-perov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fyodor-solntse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ohn-miller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iorgio-vasari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dmund-dulac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dilon-redon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tintoretto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vasile-popescu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obert-campi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etro-longhi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aul-kle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julio-pom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ne-davis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bernardo-strozzi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aphael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john-henry-twachtman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yodor-rokoto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.-c.-steel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d-reinhard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erard-sekot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enri-de-toulouse-lautrec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antoine-blanchard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bernardo-bellotto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imitris-mytara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vid-burliuk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kazuo-nakamur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ohan-hendrik-weissenbruch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bert-ryma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rank-lobdel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nri-le-fauconni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ules-lefran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ndro-botticelli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amille-corot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konstantin-korovin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aspar-david-friedrich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wen-joh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enri-rousseau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ivan-bilibin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douard-vuillar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nibale-carracci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itian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nicolae-grigorescu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alter-darby-bannar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erle-fin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urice-prendergast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pierre-paul-prud'ho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.-b.-kitaj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stantin-brancus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orge-frederick-watt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enri-edmond-cros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ax-ern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rhard-richt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ima-da-coneglia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ieter-de-hooch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ykola-yaroshenk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douard-manet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tano-fest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eter-paul-rubens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istvan-nag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ulian-alden-wei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rry-be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brey-beardsley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paolo-veronese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aurice-de-vlaminck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orge-morlan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gnes-marti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iroshig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rturo-souto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gostino-carracci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rancois-boucher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livier-debr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sukioka-yoshitoshi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lbert-marque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lekos-kontopoulo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ns-hofman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azimir-malevich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uzanne-valado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ieter-bruegel-the-elde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illy-childish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to-shinsu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khail-nesterov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joshua-reynolds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octav-anghelu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ro-yamagat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uzma-petrov-vodkin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guido-reni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gustave-caillebotte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jacopo-pontormo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lexander-shilo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ucian-freud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michelangel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ante-gabriel-rossetti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william-hogart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ndido-portinari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ndrei-ryabushki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john-hoppne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oan-pon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evna-(marie-vorobieff)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lix-vallotton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nikolay-bogdanov-belsky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georges-braque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vasily-surikov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tom-thoms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gust-mack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aul-steinber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ernand-leger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konstantin-somov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johan-christian-dah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fim-volko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lexandr-archipenk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icolae-vermo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atsushika-hokusai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ir-lawrence-alma-tadem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dam-baltatu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asily-vereshchagin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winslow-homer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rnst-ludwig-kirchner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john-atkinson-grimshaw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ivan-albrigh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oug-ohls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edee-ozenf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uis-vivi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khail-vrubel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norman-bluh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szlo-mednyanszky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x-pechstei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rest-kiprensky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rman-manookia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mille-bomboi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ebastien-bourd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tial-rays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rry-clark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immy-ern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william-merritt-chase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guy-ros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leksey-savrasov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dwin-henry-landsee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harles-reiff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ice-bab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yiannis-tsaroychi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eorge-bouziani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hans-memling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konstantinos-volanaki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orneliu-bab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medeo-modigliani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federico-zandomeneghi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rnhard-strige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.-e.-h.-macdonal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ichard-gerst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bus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ufino-tamay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brecht-altdorfer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van-kramskoy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ark-tobey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ofonisba-anguissol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ichard-parkes-boningto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eil-welliver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obert-mangol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ulius-leblanc-stewar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ictor-pasmor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tagawa-kuniyoshi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louis-marcoussi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willem-de-koonin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iklos-baraba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riaen-van-ostad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illiam-baziot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llan-ramsay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wassily-kandinsk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yodor-vasilyev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mer-watso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iego-velazquez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y-twombly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obert-brackm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lexander-orlowski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obert-silver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omenico-venezia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toine-pesn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ssip-zadkin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ndre-derai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dullah-suriosubrot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ise-kisling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theo-van-doesbur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dolf-fleischman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y-fedde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asily-tropinin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ugã¨ne-grasse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ierre-puvis-de-chavanne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rthur-pinajia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va-gonzal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drea-mantegn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john-constabl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stantin-artachin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john-hoylan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urice-utrill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kathe-kollwitz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ilippo-lippi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drea-del-sart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nna-ostroumova-lebedev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gulacsy-lajo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urice-deni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ustave-courbet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jehan-georges-viber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rrest-bes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tto-gustav-carlsun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nstantin-piliut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aias-van-de-veld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driaen-brouwer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olodymyr-orlovsk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william-turner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ranz-marc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enry-herbert-la-thangu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ikolai-g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ornelis-de-vo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ne-fran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fred-steven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oward-mehri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ndma-mos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lexey-venetsianov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rantisek-kupk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pyros-papalouk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oan-mitchel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jean-baptiste-simeon-chardi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heo-van-rysselberghe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paula-modersohn-becker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ykola-pymonenk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lbert-gleize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oseph-wright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gerard-davi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vicente-manansal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ean-fouquet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mrita-sher-gi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eorge-catli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amon-ovied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dward-burne-jone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andrã©-lho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haly-munkacs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arlos-saenz-de-tejad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eon-spilliaer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rcel-duchamp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e-ph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ilmos-aba-nova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oloman-moser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viktor-vasnetsov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hilip-wilson-ste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dward-corbet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ristovao-de-figueired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n-sluyter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oca-ali-riz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saac-van-ostad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chard-hamilt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ans-baldung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nthony-van-dyck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frits-thaulow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abriel-metsu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eodore-gericault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wu-guanzho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exandre-benoi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vajda-lajo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ladimir-makovsky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eter-bus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polit-strambu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enry-raeburn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adi-nedelche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enevieve-as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iovanni-bellini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janet-fis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suki-abdulla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rigoriy-myasoyedo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erten-van-heemskerck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tagawa-toyokun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omenico-ghirlandaio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onald-dav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toine-watteau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iovanni-domenico-tiepol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wren-harri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gustus-john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riedel-dzuba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anz-stuck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otto-dix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licien-rop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exey-bogolyubo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ergey-solomk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raoul-dufy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maxim-vorobie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rnelis-vreedenburg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mie-wyeth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rans-hals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larry-zo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aig-kauffm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-van-eyck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gier-van-der-weyden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ernando-lanh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hann-kol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ans-holbein-the-younger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rshile-gork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ne-appleb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tefan-luchia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orris-loui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lya-mashkov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kitagawa-utamar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enri-fantin-latour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avid-teniers-the-younger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walter-sicker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lbert-bloch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y-nielse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ictor-borisov-musatov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enrique-pousa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ean-metzinge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laude-lorrai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errit-dou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ndre-mass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ay-park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aul-signac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isanell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on-pace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eta-bratescu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vid-wilki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ean-hug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anessa-bel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dolphe-joseph-thomas-monticell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uca-signorelli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.c.-escher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juan-de-valdes-le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iero-manzon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-dezeuz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stvan-ilosvai-varg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dward-avedisi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ovanni-battista-tiepol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ferdinand-georg-waldmã¼lle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chel-carrad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ans-snyder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l-greco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eorhiy-narbu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lexander-ivano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kalojus-ciurlionis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ben-nichols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la-czobe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-nain-brother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ndrea-del-castagn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yiannis-morali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rederic-bazill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ee-krasn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ulio-gonzal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ozsef-rippl-ronai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erge-sudeiki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rancisc-sirat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driaen-van-de-venn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rtin-schongaue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ee-uf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ean-honore-fragon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osef-herm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mil-nold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nnie-landfiel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x-webe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ames-mcneill-whistler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jo-ba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arl-bryullov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rnold-bã¶cklin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suguharu-fouji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x-beckmann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rancesco-hayez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e-corbusi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adley-walker-tomli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orgios-jakobid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ohn-russel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leksey-antropo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iet-mondria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ucia-demetriade-balacescu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cob-jordaen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rthur-sega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ose-guerrer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eorge-stubb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lbert-hui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ck-bush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oan-miro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uguste-herbi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avel-svinyi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ino-severin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enk-peeter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ohn-mari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mberto-boccioni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red-yat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erdynand-ruszczy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ndre-pierre-arna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aude-tousigna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rsila-do-amara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ackson-pollock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linky-palerm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rio-schifan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oger-de-la-fresnay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stantin-vasilyev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rico-castellan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cques-villo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aul-delaroch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n-siberech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f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ques-stell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an-hernandez-pijua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vadar-kosztka-csontvar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etty-parson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arles-francois-daubigny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rancesco-solimen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stantin-guy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udolf-schweitzer-cumpan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judith-leyst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urice-estev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rus-christ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yubov-popov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ichard-tuttl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ohn-mccracke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lga-rozanov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tã³nio-de-carvalho-da-silva-port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istarkh-lentulo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ck-tworko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tagawa-toyokuni-i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ierre-soulag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oy-lichtenstei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ean-he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thon-friesz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ean-marc-natti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usepe-de-riber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ric-fischl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aras-shevchenk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.c.-wyeth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nita-malfatti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ouis-schank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yodor-bronnikov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udolf-von-al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van-vladimirov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udrey-flac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tagawa-sadator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aude-vialla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chard-diebenkor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aul-re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avel-fedoto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homas-gainsborough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paul-mathiopoulo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ohannes-vermee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ouise-elisabeth-vigee-le-bru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edda-ster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ilhelm-kotarbinski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ntonello-da-messin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ik-woute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stre-ataã­d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ictor-braun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uel-mutzner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ynd-war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harles-lapicqu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ranz-kli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ikola-tane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ohn-lewis-krimm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riklis-vyzantio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ki-kurod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oward-hodgki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mitry-levitzky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ranz-xaver-winterhalt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obert-julian-onderdonk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atalia-goncharov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sacci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ean-baptiste-oudr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omingos-sequeir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dro-calap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on-theodorescu-sio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ierre-dau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ia-primachenko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llsworth-kelly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keisai-eisen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tsuko-tanak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io-siron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i-xuan-phai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sias-beer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illes-aillau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ank-bowlin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ugene-delacroix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ndrea-solari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red-william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ustache-le-sueu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teban-vicent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eorge-mavroid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igia-macove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ugo-van-der-go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tefan-popescu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iovanni-paolo-panin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ter-blak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umitru-ghiatz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ntiago-rusino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ing-yanyo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iorgio-morand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icles-pantazi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mi-knoebe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ean-leon-gerom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ean-degottex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lonzo-can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ne-magrit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.-h.-max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mily-car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ans-von-aache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ders-zor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an-christense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iovanni-antonio-boltraffi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cian-grigorescu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ne-truit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iero-dorazi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stantine-malea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afael-zabalet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oger-fr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rneliu-michailescu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an-toorop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illiam-h.-johnso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jan-provoos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ie-laurenci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efan-dimitrescu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an-van-hemess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dward-rusch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gelo-de-sous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bert-bierstad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van-rutkovyc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enryk-siemiradzki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atalia-dumitres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ia-berne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lton-resnic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dmund-charles-tarbel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stantin-stah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uth-vollm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ean-davi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eorges-lemme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ikolaos-gyzi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lex-ha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sgrimur-jonss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rk-seo-b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ett-whitele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lipp-malyavi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homas-theodor-hein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chel-simonid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illiam-holman-hun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riam-schapir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thur-low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es-herman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der-severin-kroyer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alph-hoter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ierre-tal-coa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on-dab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damai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d-sandback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van-nikiti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heophrastos-triantafyllidi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heorghe-tattarescu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ostafa-dashti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rreggi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uck-clo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nzo-okad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sso-fiorenti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sta-adrian-nilsso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.y.-jacks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rma-ster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oan-snyd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aim-soutin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mmanuel-zairi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thur-hugh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n-ra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rlo-crivelli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am-gillia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iro-yoshihar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lliam-shaye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vid-alfaro-siqueir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ancesco-guardi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william-congd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cel-janc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aro-yamamot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halia-flora-karavi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dnan-cok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ter-max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ighiero-boett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nri-lauren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mand-guillaumin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yron-sto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dith-vonnegu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ton-azb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rlos-orozco-rome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nri-catargi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ateryna-biloku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atrick-her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aela-eleutheriad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iovanni-fattori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aoul-uba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rry-fros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ictor-meirel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rd-madox-brow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madeo-de-souza-cardoso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joachim-wtewae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trick-caulfiel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ugo-simber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on-berkowitz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khail-lebede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tin-barr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orge-sega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asil-beatti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derick-hammersle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aine-de-koonin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a-nogueir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rio-cesarin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ohn-roddam-spencer-stanhop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rtalan-p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liseu-viscont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obert-goodnough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asar-sega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n-andreescu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osefa-de-obid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l-lewit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aniel-bur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trick-prockto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illy-appl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otthard-graubn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x-lieberman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irk-bout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olychronis-lembesi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tej-stern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van-generali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rthur-veron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lka-ged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anz-richard-unterberge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iuseppe-de-nitti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iorel-marginea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hilip-pearlstei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v-lagori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ietro-da-corto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ean-paul-lemieux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acopo-bellin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rlos-botelh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afa-nasir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rl-benjam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berto-magnell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sile-kaza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avel-filono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uis-ca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ck-youngerm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se-de-almada-negreir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rser-feitel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ki-de-sainte-phal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ierre-alechinsk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dolfo-aric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mile-clau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ul-bri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illem-kal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cus-lars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idget-rile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roy-neima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an-scull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berto-bur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tas-niarcho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varo-lap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rnand-khnopff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udy-chicag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iero-di-cosim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ohn-collie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wilhelm-leib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arles-hinm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elene-schjerfbeck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l-lissitzk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oannis-altamoura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ves-klei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ouis-valta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avinia-fontan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yov-kondzelevyc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velyne-axel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arles-cotte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uay-kayyal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rianne-nort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io-nuzz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ern-coppedg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uis-janmo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ladar-korosfoi-kriesc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eorge-pemb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rles-demut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dney-nol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onio-palol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ndrick-terbrugghe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ancisco-bayeu-y-subi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a-peltz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ikos-hadjikyriakos-ghika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oris-grigorie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ssel-smit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nia-delaun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tant-troyo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swaldo-guayasami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ctav-bancil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ly-possoz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omas-mora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tagawa-kunisada-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fredo-l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onio-ligab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omare-bearde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ves-gauch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enri-micha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deric-edwin-churc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x-slevog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ul-serusi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man-hamd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acomo-bal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cules-seghe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va-hes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ean-paul-riopel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rlos-merid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ladimir-dimitro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on-gorcho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ndre-bali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oger-bissiã¨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riaen-van-de-veld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aolo-schegg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an-heli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ohn-mclaughli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orace-pippi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edi-wechsler-dinu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ichard-whitne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eijer-de-ha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opold-survag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avid-batchel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eorges-lacombeâ 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hilip-gust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coba-van-heemskerc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rederic-remingt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duardo-vian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eodore-chasseriau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y-defe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ul-delvau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tzi-acont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ohannes-itt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nley-pink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onrad-wit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ma-woodsey-thoma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van-mile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tonio-carnei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ank-johnst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audio-tozz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ndre-barto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ian-lorenzo-bernini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ules-pasci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ciano-bartolin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dre-dunoyer-de-segonza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xime-lalann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rio-elo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drea-del-verrocchi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ns-bellm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e-bracquemo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berto-mat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tvan-farka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ye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icolae-darascu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ul-brac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leksandr-bogomazo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ury-annenko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ean-alexandru-steriad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rl-ludwig-johann-christineck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rgareta-steria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ohn-duncan-ferguss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amien-h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rges-ribemont-dessaig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es-van-donge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rcelle-cah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orges-rouaul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suruko-yamazak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uido-molinar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ge-charchou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an-fautri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n-davenpor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ictor-hug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duard-von-gebhard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iego-river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regorio-lop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ladimir-tatli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nstantin-blende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thur-dov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e-good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demir-martin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endrick-cornelisz-vroo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fred-kubi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rtemisia-gentilesch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on-baks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icholas-krushenick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olf-hitle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scar-dominguez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sden-hartle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ã©lix-del-mar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rris-grav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naletto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uis-feit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a-kad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risto-coetze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rgia-o'keeff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an-dubuff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van-groha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ohn-laver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uguste-rodi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on-nicodi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avid-bomber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t-lipsk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uline-bo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rge-martin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rhan-doganca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oward-finst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umbano-bordalo-pinhei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ichard-serr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bidin-din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-yuan-ch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stantin-daniel-rosentha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re-abrud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lippo-brunellesch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tro-kholodny-(elder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exey-zubo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ohannes-sveinsson-kjarv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nos-tornyai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bert-indian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ndre-bauchan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eodor-ama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rnelis-norbertus-gysbrech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se-malho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jos-tihany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im-di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ns-richt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ayoi-kusam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ubert-rober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illi-baumeiste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an-flavi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icolas-tourni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nise-gre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aphine-loui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-h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do-mondin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oao-viei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les-joseph-lefebv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lph-going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rnando-calhau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ra-schend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ngel-naumovs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to-eckman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nald-sult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olome-bermej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ne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io-zanin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lavdy-lebede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thias-st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lfgang-paal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on-tuculescu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ria-helena-vieira-da-silv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ncess-fahrelnissa-zei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rek-boshi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ock-macdonal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ef-alb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les-perahi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ver-burad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nnart-rod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ntis-strupul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offer-wilhelm-eckersbe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es-sheel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ny-smit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il-teixeira-lop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jorie-stride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avid-smi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ne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el-ne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-bi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gia-pa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-clemente-orozc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rel-coj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nya-rapo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antin-flond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eira-portuen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uart-davi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eodoor-van-thulde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iuseppe-arcimbold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ton-melby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erardo-dotto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ovanni-ansel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ert-delaun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fred-jens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zlo-moholy-na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-kinka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-liberm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-trumbu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cel-barb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th-har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erio-adam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urt-schwit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-sch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-lansko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ug-whee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glas-hueb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er-cald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orin-ilfovean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len-jon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uigi-russ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l-blo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-singleton-cople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chard-artschwag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ileen-ag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ksandra-eks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rdes-castr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ean-rene-baza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edios-va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ert-pinkham-ryd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ela-zanet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-de-guimara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l-boch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i-hor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kashi-muraka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n-opal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-down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-smith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ven-luki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aron-siskin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aes-oldenbur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zante-spe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ith-sonni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anfranco-baruchell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drei-cader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an-d'arcangel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to-jakuchu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im-lambi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-chamberla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uise-nevels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mitrie-paciure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chelangelo-pistolett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les-chere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rin-gheras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-morri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elix-gonzalez-tor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ter-phillip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elio-oitic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o-pogacni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lberto-carnei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natel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uce-naum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d-groom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salyn-drexl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oria-dami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uardo-paolozz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ne-berthol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chael-bel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o-villare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ilma-af-kli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kret-mualla-saygi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nry-moo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to-freundl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ssos-daphn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fred-maness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orges-vantongerlo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oni-tap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-nickl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xu-beih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e-in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ter-de-mari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y-wil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el-broodtha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e-hals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a-genzk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-turr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da-kahlo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0T15:14:35.548000000</meta:creation-date>
    <dc:date>2022-10-30T15:27:28.535000000</dc:date>
    <meta:editing-duration>PT12M54S</meta:editing-duration>
    <meta:editing-cycles>1</meta:editing-cycles>
    <meta:document-statistic meta:table-count="1" meta:cell-count="2238" meta:object-count="0"/>
    <meta:generator>LibreOffice/7.2.1.2$Windows_X86_64 LibreOffice_project/87b77fad49947c1441b67c559c339af8f3517e22</meta:generator>
  </office:meta>
</office:document-meta>
</file>